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officeooo:rsid="00577e8e" style:font-size-asian="9pt" style:font-weight-asian="bold" style:text-scale="105%"/>
    </style:style>
    <style:style style:name="T7" style:family="text">
      <style:text-properties fo:color="#221e1f" loext:opacity="100%" fo:font-size="9pt" fo:language="es" fo:country="ES" fo:font-weight="bold" officeooo:rsid="0064879f" style:font-size-asian="9pt" style:font-weight-asian="bold" style:text-scale="105%"/>
    </style:style>
    <style:style style:name="T8" style:family="text">
      <style:text-properties fo:color="#221e1f" loext:opacity="100%" fo:font-size="9pt" fo:letter-spacing="-0.002cm" fo:language="es" fo:country="ES" style:font-size-asian="9pt" style:text-scale="105%"/>
    </style:style>
    <style:style style:name="T9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3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4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5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8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3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4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5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6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7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8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39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40" style:family="text">
      <style:text-properties fo:color="#221e1f" loext:opacity="100%" fo:font-size="7pt" fo:language="es" fo:country="ES" style:font-size-asian="6.09999990463257pt" style:font-size-complex="7pt"/>
    </style:style>
    <style:style style:name="T41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2" style:family="text">
      <style:text-properties fo:font-size="7.5pt" fo:letter-spacing="-0.004cm" fo:font-style="italic" style:font-size-asian="7.5pt" style:font-style-asian="italic"/>
    </style:style>
    <style:style style:name="T43" style:family="text">
      <style:text-properties fo:font-size="7.5pt" fo:letter-spacing="-0.004cm" fo:font-style="italic" officeooo:rsid="004327e9" style:font-size-asian="7.5pt" style:font-style-asian="italic"/>
    </style:style>
    <style:style style:name="T44" style:family="text">
      <style:text-properties fo:font-size="7.5pt" fo:letter-spacing="-0.004cm" fo:font-style="italic" officeooo:rsid="004036b1" style:font-size-asian="7.5pt" style:font-style-asian="italic"/>
    </style:style>
    <style:style style:name="T45" style:family="text">
      <style:text-properties fo:font-size="7.5pt" fo:letter-spacing="-0.004cm" fo:font-style="italic" officeooo:rsid="001e4335" style:font-size-asian="7.5pt" style:font-style-asian="italic"/>
    </style:style>
    <style:style style:name="T46" style:family="text">
      <style:text-properties fo:font-size="7.5pt" fo:letter-spacing="-0.004cm" fo:font-style="italic" officeooo:rsid="00444da6" style:font-size-asian="7.5pt" style:font-style-asian="italic"/>
    </style:style>
    <style:style style:name="T47" style:family="text">
      <style:text-properties fo:font-size="7.5pt" fo:letter-spacing="-0.004cm" style:font-size-asian="7.5pt"/>
    </style:style>
    <style:style style:name="T48" style:family="text">
      <style:text-properties fo:font-size="7.5pt" fo:letter-spacing="-0.004cm" officeooo:rsid="002df1fe" style:font-size-asian="7.5pt"/>
    </style:style>
    <style:style style:name="T49" style:family="text">
      <style:text-properties fo:font-size="7.5pt" fo:letter-spacing="-0.004cm" fo:font-style="normal" style:font-size-asian="7.5pt" style:font-style-asian="normal" style:font-style-complex="normal"/>
    </style:style>
    <style:style style:name="T50" style:family="text">
      <style:text-properties fo:font-size="7.5pt" fo:letter-spacing="-0.005cm" style:font-size-asian="7.5pt"/>
    </style:style>
    <style:style style:name="T51" style:family="text">
      <style:text-properties fo:font-size="7.5pt" fo:letter-spacing="-0.005cm" fo:font-style="normal" style:font-size-asian="7.5pt" style:font-style-asian="normal" style:font-style-complex="normal"/>
    </style:style>
    <style:style style:name="T52" style:family="text">
      <style:text-properties fo:font-size="7.5pt" style:font-size-asian="7.5pt"/>
    </style:style>
    <style:style style:name="T53" style:family="text">
      <style:text-properties fo:font-size="7.5pt" fo:letter-spacing="-0.007cm" style:font-size-asian="7.5pt"/>
    </style:style>
    <style:style style:name="T54" style:family="text">
      <style:text-properties fo:font-size="7.5pt" fo:letter-spacing="-0.009cm" style:font-size-asian="7.5pt"/>
    </style:style>
    <style:style style:name="T55" style:family="text">
      <style:text-properties fo:font-size="7.5pt" fo:font-style="normal" style:font-size-asian="7.5pt" style:font-style-asian="normal" style:font-style-complex="normal"/>
    </style:style>
    <style:style style:name="T56" style:family="text">
      <style:text-properties fo:font-size="7.5pt" fo:font-style="normal" officeooo:rsid="001c27d9" style:font-size-asian="7.5pt" style:font-style-asian="normal" style:font-style-complex="normal"/>
    </style:style>
    <style:style style:name="T57" style:family="text">
      <style:text-properties fo:font-size="7.5pt" fo:language="es" fo:country="ES" fo:font-style="normal" style:font-size-asian="7.5pt" style:font-style-asian="normal" style:font-style-complex="normal"/>
    </style:style>
    <style:style style:name="T58" style:family="text">
      <style:text-properties style:text-position="sub 58%"/>
    </style:style>
    <style:style style:name="T59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60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1" style:family="text">
      <style:text-properties style:text-position="sub 58%" officeooo:rsid="001f40b3"/>
    </style:style>
    <style:style style:name="T62" style:family="text">
      <style:text-properties style:text-position="sub 58%" officeooo:rsid="002df1fe"/>
    </style:style>
    <style:style style:name="T63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4" style:family="text">
      <style:text-properties fo:font-size="6pt" style:font-size-asian="6pt"/>
    </style:style>
    <style:style style:name="T65" style:family="text">
      <style:text-properties fo:font-size="6pt" officeooo:rsid="00531b7f" style:font-size-asian="6pt"/>
    </style:style>
    <style:style style:name="T66" style:family="text">
      <style:text-properties fo:font-size="6pt" fo:letter-spacing="-0.012cm" style:font-size-asian="6pt"/>
    </style:style>
    <style:style style:name="T67" style:family="text">
      <style:text-properties fo:font-size="6pt" fo:letter-spacing="-0.012cm" officeooo:rsid="001a92c4" style:font-size-asian="6pt"/>
    </style:style>
    <style:style style:name="T68" style:family="text">
      <style:text-properties fo:font-size="6pt" fo:letter-spacing="-0.007cm" fo:font-style="italic" style:font-size-asian="6pt" style:font-style-asian="italic"/>
    </style:style>
    <style:style style:name="T69" style:family="text">
      <style:text-properties fo:font-size="6pt" fo:letter-spacing="-0.009cm" style:font-size-asian="6pt"/>
    </style:style>
    <style:style style:name="T70" style:family="text">
      <style:text-properties fo:font-size="6pt" fo:letter-spacing="-0.009cm" fo:font-style="italic" style:font-size-asian="6pt" style:font-style-asian="italic"/>
    </style:style>
    <style:style style:name="T71" style:family="text">
      <style:text-properties fo:font-size="6pt" fo:font-style="italic" style:font-size-asian="6pt" style:font-style-asian="italic"/>
    </style:style>
    <style:style style:name="T72" style:family="text">
      <style:text-properties fo:font-size="6pt" fo:letter-spacing="-0.004cm" fo:font-style="italic" style:font-size-asian="6pt" style:font-style-asian="italic"/>
    </style:style>
    <style:style style:name="T73" style:family="text">
      <style:text-properties fo:font-size="6pt" fo:letter-spacing="-0.011cm" fo:font-style="italic" style:font-size-asian="6pt" style:font-style-asian="italic"/>
    </style:style>
    <style:style style:name="T74" style:family="text">
      <style:text-properties fo:letter-spacing="-0.005cm"/>
    </style:style>
    <style:style style:name="T75" style:family="text">
      <style:text-properties fo:letter-spacing="-0.004cm"/>
    </style:style>
    <style:style style:name="T76" style:family="text">
      <style:text-properties fo:letter-spacing="-0.007cm"/>
    </style:style>
    <style:style style:name="T77" style:family="text">
      <style:text-properties fo:letter-spacing="-0.002cm"/>
    </style:style>
    <style:style style:name="T78" style:family="text">
      <style:text-properties officeooo:rsid="001a92c4"/>
    </style:style>
    <style:style style:name="T79" style:family="text">
      <style:text-properties fo:letter-spacing="0.055cm"/>
    </style:style>
    <style:style style:name="T80" style:family="text">
      <style:text-properties officeooo:rsid="002df1fe"/>
    </style:style>
    <style:style style:name="T81" style:family="text">
      <style:text-properties officeooo:rsid="002df1fe" style:font-name-asian="Arial2" style:font-name-complex="Arial2"/>
    </style:style>
    <style:style style:name="T82" style:family="text">
      <style:text-properties officeooo:rsid="002fb10f" style:font-name-asian="Arial2" style:font-name-complex="Arial2"/>
    </style:style>
    <style:style style:name="T83" style:family="text">
      <style:text-properties officeooo:rsid="004c4f2e"/>
    </style:style>
    <style:style style:name="T84" style:family="text">
      <style:text-properties officeooo:rsid="004be477"/>
    </style:style>
    <style:style style:name="T85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5 - Finan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3">por estudios</text:span> <text:span text:style-name="T83">en</text:span> <text:span text:style-name="T84">F</text:span>ormación <text:span text:style-name="T84">P</text:span>rofesional</text:p>
      <text:p text:style-name="P3"><text:span text:style-name="Fuente_20_de_20_párrafo_20_predeter."><text:span text:style-name="T41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5">(1)</text:span></text:span><text:span text:style-name="Fuente_20_de_20_párrafo_20_predeter."><text:span text:style-name="T35">:</text:span></text:span><text:span text:style-name="Fuente_20_de_20_párrafo_20_predeter."><text:span text:style-name="T14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4">(2)</text:span></text:span><text:span text:style-name="Fuente_20_de_20_párrafo_20_predeter."><text:span text:style-name="T35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8"/></text:span></text:p>
      <text:p text:style-name="P43"><text:span text:style-name="Fuente_20_de_20_párrafo_20_predeter."><text:span text:style-name="T8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8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6"><text:s/></text:span></text:span><text:span text:style-name="Fuente_20_de_20_párrafo_20_predeter."><text:span text:style-name="T7">COMERCIO INTERNACIONAL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2"><draw:control text:anchor-type="as-char" draw:z-index="9" draw:name="Control 39" draw:style-name="gr3" draw:text-style-name="P51" svg:width="0.249cm" svg:height="0.251cm" draw:control="control8"/></text:span><text:span text:style-name="T52"><text:s text:c="3"/></text:span><text:span text:style-name="T55">Tener</text:span><text:span text:style-name="T49"> </text:span><text:span text:style-name="T55">superados</text:span><text:span text:style-name="T49"> </text:span><text:span text:style-name="T55">módulos</text:span><text:span text:style-name="T49"> </text:span><text:span text:style-name="T55">profesionales</text:span><text:span text:style-name="T51"> </text:span><text:span text:style-name="T55">de</text:span><text:span text:style-name="T51"> </text:span><text:span text:style-name="T55">títulos</text:span><text:span text:style-name="T49"> </text:span><text:span text:style-name="T55">de</text:span><text:span text:style-name="T51"> </text:span><text:span text:style-name="T55">Formación</text:span><text:span text:style-name="T49"> </text:span><text:span text:style-name="T55">Profesional</text:span><text:span text:style-name="T49"> </text:span><text:span text:style-name="T55">del</text:span><text:span text:style-name="T51"> </text:span><text:span text:style-name="T55">catálogo</text:span><text:span text:style-name="T49"> </text:span><text:span text:style-name="T55">de</text:span><text:span text:style-name="T51"> </text:span><text:span text:style-name="T55">la</text:span><text:span text:style-name="T51"> </text:span><text:span text:style-name="T55">LOGSE/</text:span><text:span text:style-name="T56">LOE</text:span><text:span text:style-name="T49"> </text:span><text:span text:style-name="T55">o</text:span><text:span text:style-name="T51"> </text:span><text:span text:style-name="T55">bien</text:span><text:span text:style-name="T51"> </text:span><text:span text:style-name="T55">estar</text:span><text:span text:style-name="T51"> </text:span><text:span text:style-name="T55">en</text:span><text:span text:style-name="T51"> </text:span><text:span text:style-name="T55">posesión</text:span><text:span text:style-name="T51"> </text:span><text:span text:style-name="T55">de</text:span><text:span text:style-name="T51"> </text:span><text:span text:style-name="T55">un</text:span><text:span text:style-name="T51"> </text:span><text:span text:style-name="T55">título LOGSE/</text:span><text:span text:style-name="T56">LOE</text:span><text:span text:style-name="T55">, cuya convalidación está definida en las normas que regulan los títulos de Formación Profesional del catálogo de la L</text:span><text:span text:style-name="T56">FP</text:span><text:span text:style-name="T55">.</text:span></text:p>
      <text:p text:style-name="P28"><text:span text:style-name="T52"><draw:control text:anchor-type="as-char" draw:z-index="10" draw:name="Control 41" draw:style-name="gr3" draw:text-style-name="P51" svg:width="0.249cm" svg:height="0.251cm" draw:control="control9"/></text:span><text:span text:style-name="T52"><text:s text:c="3"/>Tener</text:span><text:span text:style-name="T54"> </text:span><text:span text:style-name="T52">superados</text:span><text:span text:style-name="T47"> </text:span><text:span text:style-name="T52">módulos</text:span><text:span text:style-name="T47"> </text:span><text:span text:style-name="T52">profesionales</text:span><text:span text:style-name="T50"> </text:span><text:span text:style-name="T52">de</text:span><text:span text:style-name="T53"> </text:span><text:span text:style-name="T52">diversos</text:span><text:span text:style-name="T50"> </text:span><text:span text:style-name="T52">títulos</text:span><text:span text:style-name="T47"> </text:span><text:span text:style-name="T52">Formación</text:span><text:span text:style-name="T47"> </text:span><text:span text:style-name="T52">Profesional</text:span><text:span text:style-name="T47"> Básica.</text:span></text:p>
      <text:p text:style-name="P29"><text:span text:style-name="T47"><draw:control text:anchor-type="as-char" draw:z-index="51" draw:name="Control 37" draw:style-name="gr3" draw:text-style-name="P51" svg:width="0.249cm" svg:height="0.251cm" draw:control="control52"/></text:span><text:span text:style-name="T47"><text:s text:c="3"/></text:span><text:span text:style-name="T48">T</text:span><text:span text:style-name="T47">ener</text:span><text:span text:style-name="T54"> </text:span><text:span text:style-name="T47">superados </text:span><text:span text:style-name="T48">estudios <text:s/>que acrediten competencias</text:span><text:span text:style-name="T47"> profesionales.</text:span></text:p>
      <text:p text:style-name="P31"><text:span text:style-name="T57"><draw:control text:anchor-type="as-char" draw:z-index="11" draw:name="Control 43" draw:style-name="gr3" draw:text-style-name="P51" svg:width="0.249cm" svg:height="0.251cm" draw:control="control10"/></text:span><text:span text:style-name="T57"><text:s text:c="3"/></text:span><text:span text:style-name="Fuente_20_de_20_párrafo_20_predeter."><text:span text:style-name="T9">Tener</text:span></text:span><text:span text:style-name="Fuente_20_de_20_párrafo_20_predeter."><text:span text:style-name="T10"> </text:span></text:span><text:span text:style-name="Fuente_20_de_20_párrafo_20_predeter."><text:span text:style-name="T9">superados</text:span></text:span><text:span text:style-name="Fuente_20_de_20_párrafo_20_predeter."><text:span text:style-name="T10"> </text:span></text:span><text:span text:style-name="Fuente_20_de_20_párrafo_20_predeter."><text:span text:style-name="T9">otros</text:span></text:span><text:span text:style-name="Fuente_20_de_20_párrafo_20_predeter."><text:span text:style-name="T11"> </text:span></text:span><text:span text:style-name="Fuente_20_de_20_párrafo_20_predeter."><text:span text:style-name="T9">estudios</text:span></text:span><text:span text:style-name="Fuente_20_de_20_párrafo_20_predeter."><text:span text:style-name="T11"> </text:span></text:span><text:span text:style-name="Fuente_20_de_20_párrafo_20_predeter."><text:span text:style-name="T9">reglados</text:span></text:span><text:span text:style-name="Fuente_20_de_20_párrafo_20_predeter."><text:span text:style-name="T10"> </text:span></text:span><text:span text:style-name="Fuente_20_de_20_párrafo_20_predeter."><text:span text:style-name="T9">(indíquese</text:span></text:span><text:span text:style-name="Fuente_20_de_20_párrafo_20_predeter."><text:span text:style-name="T12"> </text:span></text:span><text:span text:style-name="Fuente_20_de_20_párrafo_20_predeter."><text:span text:style-name="T10">cuáles): <text:s/></text:span></text:span><text:span text:style-name="T10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2"><text:s text:c="14"/></text:span><text:span text:style-name="T44">Módulo</text:span><text:span text:style-name="T42"> <text:s text:c="26"/></text:span><text:span text:style-name="T45">AA </text:span><text:span text:style-name="T46">o</text:span><text:span text:style-name="T44"> </text:span><text:span text:style-name="T45">CO</text:span><text:span text:style-name="T59">(</text:span><text:span text:style-name="T60">3</text:span><text:span text:style-name="T59">)</text:span><text:span text:style-name="T45"> <text:s text:c="11"/></text:span><text:span text:style-name="T43"><text:s text:c="9"/></text:span><text:span text:style-name="T44">Módulo</text:span><text:span text:style-name="T45"> <text:s text:c="16"/>AA </text:span><text:span text:style-name="T46">o</text:span><text:span text:style-name="T45"> CO</text:span><text:span text:style-name="T59">(</text:span><text:span text:style-name="T60">3</text:span><text:span text:style-name="T59">)</text:span><text:span text:style-name="T45"> <text:s text:c="17"/></text:span><text:span text:style-name="T44">Módulo</text:span><text:span text:style-name="T45"> <text:s text:c="20"/>AA </text:span><text:span text:style-name="T46">o</text:span><text:span text:style-name="T45"> CO</text:span><text:span text:style-name="T59">(</text:span><text:span text:style-name="T60">3</text:span><text:span text:style-name="T59">)</text:span><text:span text:style-name="T45"> <text:s text:c="12"/></text:span><text:span text:style-name="T43"><text:s text:c="4"/></text:span><text:span text:style-name="T44">Módulo <text:s text:c="15"/></text:span><text:span text:style-name="T45"><text:s text:c="6"/>AA </text:span><text:span text:style-name="T46">o </text:span><text:span text:style-name="T45">CO</text:span><text:span text:style-name="T59">(</text:span><text:span text:style-name="T60">3</text:span><text:span text:style-name="T59">)</text:span></text:p>
      <text:p text:style-name="P17"/>
      <text:p text:style-name="P19"><text:s/><draw:control text:anchor-type="as-char" draw:z-index="16" draw:name="Control 14" draw:style-name="gr1" draw:text-style-name="P52" svg:width="3.47cm" svg:height="0.491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40"/></text:span></text:p>
      <text:p text:style-name="P32">A<text:span text:style-name="T74"> </text:span>tal<text:span text:style-name="T75"> </text:span>efecto<text:span text:style-name="T76"> </text:span>presenta<text:span text:style-name="T76"> </text:span>la<text:span text:style-name="T76"> </text:span>siguiente<text:span text:style-name="T75"> documentación:</text:span></text:p>
      <text:p text:style-name="P34"><text:span text:style-name="T79"><draw:control text:anchor-type="as-char" draw:z-index="31" draw:name="Control 35" draw:style-name="gr3" draw:text-style-name="P51" svg:width="0.249cm" svg:height="0.251cm" draw:control="control30"/></text:span><text:span text:style-name="T79"><text:s/></text:span>Fotocopia<text:span text:style-name="T77"> </text:span>del<text:span text:style-name="T75"> </text:span>documento<text:span text:style-name="T75"> </text:span>de<text:span text:style-name="T75"> </text:span>identificación<text:span text:style-name="T75"> </text:span>(nacional<text:span text:style-name="T77"> </text:span>o<text:span text:style-name="T75"> </text:span>extranjero). <text:span text:style-name="T85">N</text:span>o <text:span text:style-name="T85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78">C</text:span>ertificación<text:span text:style-name="T75"> </text:span>académica<text:span text:style-name="T74"> </text:span>oficial<text:span text:style-name="T74"> </text:span>(original<text:span text:style-name="T75"> </text:span>o<text:span text:style-name="T74"> </text:span>fotocopia<text:span text:style-name="T75"> </text:span>compulsada)<text:span text:style-name="T75"> </text:span>en<text:span text:style-name="T74"> </text:span>la<text:span text:style-name="T74"> </text:span>que<text:span text:style-name="T74"> </text:span>consten<text:span text:style-name="T75"> </text:span>los<text:span text:style-name="T74"> </text:span>módulos<text:span text:style-name="T75"> </text:span>profesionales<text:span text:style-name="T74"> </text:span>cursados,<text:span text:style-name="T75"> </text:span>la<text:span text:style-name="T74"> </text:span>convocatoria<text:span text:style-name="T75"> </text:span>en<text:span text:style-name="T74"> </text:span>la<text:span text:style-name="T74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80">Certificaci</text:span><text:span text:style-name="T81">ón </text:span><text:span text:style-name="T82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58">(</text:span><text:span text:style-name="T61">4</text:span><text:span text:style-name="T58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80">Otros</text:span><text:span text:style-name="T62">(5)</text:span><text:span text:style-name="T80">: </text:span><text:span text:style-name="T80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6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6"><text:s text:c="2"/></text:span></text:span><text:span text:style-name="Fuente_20_de_20_párrafo_20_predeter."><text:span text:style-name="T37">Autorizo al Centro Específico de Educación a Distancia de </text:span></text:span><text:span text:style-name="Fuente_20_de_20_párrafo_20_predeter."><text:span text:style-name="T38">la Comunidad </text:span></text:span><text:span text:style-name="Fuente_20_de_20_párrafo_20_predeter."><text:span text:style-name="T37">Valenci</text:span></text:span><text:span text:style-name="Fuente_20_de_20_párrafo_20_predeter."><text:span text:style-name="T38">an</text:span></text:span><text:span text:style-name="Fuente_20_de_20_párrafo_20_predeter."><text:span text:style-name="T37">a para la obtención del certificado académico </text:span></text:span><text:span text:style-name="Fuente_20_de_20_párrafo_20_predeter."><text:span text:style-name="T39">de los estudios <text:s text:c="13"/>realizados en ese Centro</text:span></text:span><text:span text:style-name="Fuente_20_de_20_párrafo_20_predeter."><text:span text:style-name="T37">.</text:span></text:span><text:span text:style-name="Fuente_20_de_20_párrafo_20_predeter."><text:span text:style-name="T16">(</text:span></text:span><text:span text:style-name="Fuente_20_de_20_párrafo_20_predeter."><text:span text:style-name="T17">6</text:span></text:span><text:span text:style-name="Fuente_20_de_20_párrafo_20_predeter."><text:span text:style-name="T16">):</text:span></text:span></text:p>
      <text:p text:style-name="P21"><text:span text:style-name="Fuente_20_de_20_párrafo_20_predeter."><text:span text:style-name="T18"/></text:span></text:p>
      <text:p text:style-name="P21"><text:span text:style-name="Fuente_20_de_20_párrafo_20_predeter."><text:span text:style-name="T16"><text:s/></text:span></text:span><text:span text:style-name="Fuente_20_de_20_párrafo_20_predeter."><text:span text:style-name="T37"><text:s/></text:span></text:span><text:span text:style-name="Fuente_20_de_20_párrafo_20_predeter."><text:span text:style-name="T13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5">(1) </text:span><text:span text:style-name="T64">NIA:</text:span><text:span text:style-name="T66"> </text:span><text:span text:style-name="T67">N</text:span><text:span text:style-name="T71">úmero</text:span><text:span text:style-name="T68"> </text:span><text:span text:style-name="T71">de</text:span><text:span text:style-name="T70"> </text:span><text:span text:style-name="T71">identificación</text:span><text:span text:style-name="T70"> </text:span><text:span text:style-name="T71">del</text:span><text:span text:style-name="T70"> </text:span><text:span text:style-name="T72">alumno/a</text:span></text:p>
      <text:p text:style-name="P39"><text:span text:style-name="T65">(2) </text:span><text:span text:style-name="T64">DNI</text:span><text:span text:style-name="T69"> </text:span><text:span text:style-name="T64">/ NIE:</text:span><text:span text:style-name="T69"> </text:span><text:span text:style-name="T71">Documento</text:span><text:span text:style-name="T68"> </text:span><text:span text:style-name="T71">nacional</text:span><text:span text:style-name="T70"> </text:span><text:span text:style-name="T71">de</text:span><text:span text:style-name="T70"> </text:span><text:span text:style-name="T71">identidad</text:span><text:span text:style-name="T73"> </text:span><text:span text:style-name="T71">–</text:span><text:span text:style-name="T68"> </text:span><text:span text:style-name="T71">Número</text:span><text:span text:style-name="T68"> </text:span><text:span text:style-name="T71">de</text:span><text:span text:style-name="T70"> </text:span><text:span text:style-name="T71">identificación</text:span><text:span text:style-name="T70"> </text:span><text:span text:style-name="T71">de</text:span><text:span text:style-name="T73"> </text:span><text:span text:style-name="T71">extranjeros</text:span><text:span text:style-name="T70"> </text:span><text:span text:style-name="T71">o</text:span><text:span text:style-name="T70"> </text:span><text:span text:style-name="T71">documento</text:span><text:span text:style-name="T70"> </text:span><text:span text:style-name="T71">legalmente</text:span><text:span text:style-name="T70"> </text:span><text:span text:style-name="T72">establecido</text:span></text:p>
      <text:p text:style-name="P40"><text:span text:style-name="T63">(3) </text:span><text:span text:style-name="Fuente_20_de_20_párrafo_20_predeter."><text:span text:style-name="T23">CO:</text:span></text:span><text:span text:style-name="Fuente_20_de_20_párrafo_20_predeter."><text:span text:style-name="T19"> Convalidación / </text:span></text:span><text:span text:style-name="Fuente_20_de_20_párrafo_20_predeter."><text:span text:style-name="T23">AA:</text:span></text:span><text:span text:style-name="Fuente_20_de_20_párrafo_20_predeter."><text:span text:style-name="T19"> Aprobado con an</text:span></text:span><text:span text:style-name="Fuente_20_de_20_párrafo_20_predeter."><text:span text:style-name="T20">t</text:span></text:span><text:span text:style-name="Fuente_20_de_20_párrafo_20_predeter."><text:span text:style-name="T19">eriorida</text:span></text:span><text:span text:style-name="Fuente_20_de_20_párrafo_20_predeter."><text:span text:style-name="T21">d</text:span></text:span><text:span text:style-name="Fuente_20_de_20_párrafo_20_predeter."><text:span text:style-name="T25">.</text:span></text:span></text:p>
      <text:p text:style-name="P41"><text:span text:style-name="Fuente_20_de_20_párrafo_20_predeter."><text:span text:style-name="T26">(</text:span></text:span><text:span text:style-name="Fuente_20_de_20_párrafo_20_predeter."><text:span text:style-name="T23">4) O</text:span></text:span><text:span text:style-name="Fuente_20_de_20_párrafo_20_predeter."><text:span text:style-name="T32"> </text:span></text:span><text:span text:style-name="Fuente_20_de_20_párrafo_20_predeter."><text:span text:style-name="T23">fotocopia</text:span></text:span><text:span text:style-name="Fuente_20_de_20_párrafo_20_predeter."><text:span text:style-name="T34"> </text:span></text:span><text:span text:style-name="Fuente_20_de_20_párrafo_20_predeter."><text:span text:style-name="T23">del antiguo </text:span></text:span><text:span text:style-name="Fuente_20_de_20_párrafo_20_predeter."><text:span text:style-name="T22">Libro</text:span></text:span><text:span text:style-name="Fuente_20_de_20_párrafo_20_predeter."><text:span text:style-name="T33"> </text:span></text:span><text:span text:style-name="Fuente_20_de_20_párrafo_20_predeter."><text:span text:style-name="T22">de Calificaciones</text:span></text:span><text:span text:style-name="Fuente_20_de_20_párrafo_20_predeter."><text:span text:style-name="T33"> </text:span></text:span><text:span text:style-name="Fuente_20_de_20_párrafo_20_predeter."><text:span text:style-name="T22">de Formación</text:span></text:span><text:span text:style-name="Fuente_20_de_20_párrafo_20_predeter."><text:span text:style-name="T33"> </text:span></text:span><text:span text:style-name="Fuente_20_de_20_párrafo_20_predeter."><text:span text:style-name="T22">Profesional</text:span></text:span><text:span text:style-name="Fuente_20_de_20_párrafo_20_predeter."><text:span text:style-name="T23">.</text:span></text:span></text:p>
      <text:p text:style-name="P42"><text:span text:style-name="Fuente_20_de_20_párrafo_20_predeter."><text:span text:style-name="T26">(</text:span></text:span><text:span text:style-name="Fuente_20_de_20_párrafo_20_predeter."><text:span text:style-name="T27">5</text:span></text:span><text:span text:style-name="Fuente_20_de_20_párrafo_20_predeter."><text:span text:style-name="T23">) </text:span></text:span><text:span text:style-name="Fuente_20_de_20_párrafo_20_predeter."><text:span text:style-name="T27">Indique cualquier otra doc</text:span></text:span><text:span text:style-name="Fuente_20_de_20_párrafo_20_predeter."><text:span text:style-name="T28">u</text:span></text:span><text:span text:style-name="Fuente_20_de_20_párrafo_20_predeter."><text:span text:style-name="T27">mentación aportada</text:span></text:span><text:span text:style-name="Fuente_20_de_20_párrafo_20_predeter."><text:span text:style-name="T23">.</text:span></text:span></text:p>
      <text:p text:style-name="P23"><text:span text:style-name="Fuente_20_de_20_párrafo_20_predeter."><text:span text:style-name="T24">(</text:span></text:span><text:span text:style-name="Fuente_20_de_20_párrafo_20_predeter."><text:span text:style-name="T27">6</text:span></text:span><text:span text:style-name="Fuente_20_de_20_párrafo_20_predeter."><text:span text:style-name="T24">) </text:span></text:span><text:span text:style-name="Fuente_20_de_20_párrafo_20_predeter."><text:span text:style-name="T26">Sólo estudios realizados en el CEEDCV. Indicar c</text:span></text:span><text:span text:style-name="Fuente_20_de_20_párrafo_20_predeter."><text:span text:style-name="T23">iclo y año de finalización del mismo </text:span></text:span><text:span text:style-name="Fuente_20_de_20_párrafo_20_predeter."><text:span text:style-name="T24">separados por </text:span></text:span><text:span text:style-name="Fuente_20_de_20_párrafo_20_predeter."><text:span text:style-name="T30">barra. Si hay varios sep</text:span></text:span><text:span text:style-name="Fuente_20_de_20_párrafo_20_predeter."><text:span text:style-name="T31">a</text:span></text:span><text:span text:style-name="Fuente_20_de_20_párrafo_20_predeter."><text:span text:style-name="T30">rarlos con </text:span></text:span><text:span text:style-name="Fuente_20_de_20_párrafo_20_predeter."><text:span text:style-name="T24">coma </text:span></text:span><text:span text:style-name="Fuente_20_de_20_párrafo_20_predeter."><text:span text:style-name="T30">(por ejemplo: DAW/22, GIAT/24)</text:span></text:span><text:span text:style-name="Fuente_20_de_20_párrafo_20_predeter."><text:span text:style-name="T24">.</text:span></text:span></text:p>
      <text:p text:style-name="P24"><text:span text:style-name="Fuente_20_de_20_párrafo_20_predeter."><text:span text:style-name="T24"/></text:span></text:p>
      <text:p text:style-name="P24"><text:span text:style-name="Fuente_20_de_20_párrafo_20_predeter."><text:span text:style-name="T24"/></text:span></text:p>
      <text:p text:style-name="P25"><text:span text:style-name="Fuente_20_de_20_párrafo_20_predeter."><text:span text:style-name="T24"><text:tab/></text:span></text:span><text:span text:style-name="Fuente_20_de_20_párrafo_20_predeter."><text:span text:style-name="T24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4">, </text:span></text:span><text:span text:style-name="Fuente_20_de_20_párrafo_20_predeter."><text:span text:style-name="T24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4"><text:s/></text:span></text:span><text:span text:style-name="Fuente_20_de_20_párrafo_20_predeter."><text:span text:style-name="T29">de </text:span></text:span><text:span text:style-name="Fuente_20_de_20_párrafo_20_predeter."><text:span text:style-name="T29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9"><text:s/>de </text:span></text:span><text:span text:style-name="Fuente_20_de_20_párrafo_20_predeter."><text:span text:style-name="T29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6"><text:span text:style-name="Fuente_20_de_20_párrafo_20_predeter."><text:span text:style-name="T29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6</meta:editing-cycles>
    <meta:editing-duration>P5DT14H7M52S</meta:editing-duration>
    <dc:date>2024-10-08T19:27:40.773749329</dc:date>
    <meta:document-statistic meta:table-count="0" meta:image-count="0" meta:object-count="0" meta:page-count="1" meta:paragraph-count="44" meta:word-count="331" meta:character-count="2740" meta:non-whitespace-character-count="2116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